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adpis1" style:master-page-name="MP0" style:family="paragraph">
      <style:paragraph-properties fo:break-before="page"/>
    </style:style>
    <style:style style:name="T2" style:parent-style-name="Standardnípísmoodstavce" style:family="text">
      <style:text-properties style:font-name-asian="Microsoft YaHei" style:font-name-complex="Mangal" fo:font-size="12pt" style:font-size-asian="12pt" style:font-size-complex="12pt"/>
    </style:style>
    <style:style style:name="T3" style:parent-style-name="Standardnípísmoodstavce" style:family="text">
      <style:text-properties fo:font-size="12pt" style:font-size-asian="12pt" style:font-size-complex="12pt"/>
    </style:style>
    <style:style style:name="T4" style:parent-style-name="Standardnípísmoodstavce" style:family="text">
      <style:text-properties style:font-name-asian="Microsoft YaHei" style:font-name-complex="Mangal" fo:font-size="12pt" style:font-size-asian="12pt" style:font-size-complex="12pt"/>
    </style:style>
    <style:style style:name="P5" style:parent-style-name="Textbody" style:family="paragraph">
      <style:text-properties fo:font-weight="bold" style:font-weight-asian="bold" style:font-weight-complex="bold"/>
    </style:style>
    <style:style style:name="T6" style:parent-style-name="Standardnípísmoodstavce" style:family="text">
      <style:text-properties fo:font-weight="bold" style:font-weight-asian="bold" style:font-weight-complex="bold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T8" style:parent-style-name="Standardnípísmoodstavce" style:family="text">
      <style:text-properties fo:font-weight="bold" style:font-weight-asian="bold" style:font-weight-complex="bold"/>
    </style:style>
    <style:style style:name="T9" style:parent-style-name="Standardnípísmoodstavce" style:family="text">
      <style:text-properties fo:font-weight="bold" style:font-weight-asian="bold" style:font-weight-complex="bold"/>
    </style:style>
    <style:style style:name="P10" style:parent-style-name="Standard" style:family="paragraph"/>
    <style:style style:name="T11" style:parent-style-name="Standardnípísmoodstavce" style:family="text">
      <style:text-properties fo:font-weight="bold" style:font-weight-asian="bold" style:font-weight-complex="bold"/>
    </style:style>
    <style:style style:name="P12" style:parent-style-name="Standard" style:family="paragraph"/>
    <style:style style:name="T13" style:parent-style-name="Standardnípísmoodstavce" style:family="text">
      <style:text-properties fo:font-weight="bold" style:font-weight-asian="bold" style:font-weight-complex="bold"/>
    </style:style>
    <style:style style:name="P14" style:parent-style-name="Standard" style:family="paragraph"/>
    <style:style style:name="T15" style:parent-style-name="Standardnípísmoodstavce" style:family="text">
      <style:text-properties fo:font-weight="bold" style:font-weight-asian="bold" style:font-weight-complex="bold"/>
    </style:style>
    <style:style style:name="P16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17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18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9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20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21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2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23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24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5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26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27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28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2083in" fo:margin-bottom="0.2083in"/>
      <style:text-properties fo:hyphenate="true"/>
    </style:style>
    <style:style style:name="T29" style:parent-style-name="Standardnípísmoodstavce" style:family="text">
      <style:text-properties style:font-name-asian="Times New Roman" style:font-name-complex="Times New Roman" fo:font-weight="bold" style:font-weight-asian="bold" style:font-weight-complex="bold" style:letter-kerning="false" fo:language="en" fo:country="US" style:language-asian="en" style:country-asian="US" style:language-complex="ar" style:country-complex="SA"/>
    </style:style>
    <style:style style:name="P30" style:parent-style-name="Normální" style:family="paragraph">
      <style:paragraph-properties fo:widows="2" fo:orphans="2" fo:border="0.0034in solid #E3E3E3" fo:padding-top="0in" fo:padding-left="0.0694in" fo:padding-bottom="0in" fo:padding-right="0in" style:shadow="none" style:vertical-align="auto" fo:margin-top="0.0833in" fo:margin-bottom="0.0833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31" style:parent-style-name="Textbody" style:family="paragraph">
      <style:paragraph-properties fo:margin-top="0.1652in" fo:margin-bottom="0.0826in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/>
    <style:style style:name="T35" style:parent-style-name="Standardnípísmoodstavce" style:family="text">
      <style:text-properties fo:font-weight="bold" style:font-weight-asian="bold" style:font-weight-complex="bold"/>
    </style:style>
    <style:style style:name="P36" style:parent-style-name="Standard" style:family="paragraph"/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/>
    <style:style style:name="T39" style:parent-style-name="Standardnípísmoodstavce" style:family="text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T50" style:parent-style-name="Standardnípísmoodstavce" style:family="text">
      <style:text-properties fo:font-weight="bold" style:font-weight-asian="bold" style:font-weight-complex="bold"/>
    </style:style>
    <style:style style:name="P51" style:parent-style-name="Standard" style:family="paragraph">
      <style:text-properties fo:font-weight="bold" style:font-weight-asian="bold" style:font-weight-complex="bold"/>
    </style:style>
    <style:style style:name="P52" style:parent-style-name="Standard" style:family="paragraph"/>
    <style:style style:name="T53" style:parent-style-name="Standardnípísmoodstavce" style:family="text">
      <style:text-properties fo:font-weight="bold" style:font-weight-asian="bold" style:font-weight-complex="bold"/>
    </style:style>
    <style:style style:name="P54" style:parent-style-name="Standard" style:family="paragraph">
      <style:text-properties fo:font-weight="bold" style:font-weight-asian="bold" style:font-weight-complex="bold"/>
    </style:style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Standard" style:family="paragraph">
      <style:text-properties fo:font-weight="bold" style:font-weight-asian="bold" style:font-weight-complex="bold"/>
    </style:style>
    <style:style style:name="P59" style:parent-style-name="Standard" style:family="paragraph"/>
    <style:style style:name="T60" style:parent-style-name="Standardnípísmoodstavce" style:family="text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/>
    <style:style style:name="T69" style:parent-style-name="Standardnípísmoodstavce" style:family="text">
      <style:text-properties fo:font-style="italic" style:font-style-asian="italic" style:font-style-complex="italic"/>
    </style:style>
    <style:style style:name="P70" style:parent-style-name="Standard" style:family="paragraph"/>
    <style:style style:name="T71" style:parent-style-name="Standardnípísmoodstavce" style:family="text">
      <style:text-properties fo:font-style="italic" style:font-style-asian="italic" style:font-style-complex="italic"/>
    </style:style>
    <style:style style:name="P72" style:parent-style-name="Standard" style:family="paragraph"/>
    <style:style style:name="T73" style:parent-style-name="Standardnípísmoodstavce" style:family="text">
      <style:text-properties fo:font-style="italic" style:font-style-asian="italic" style:font-style-complex="italic"/>
    </style:style>
    <style:style style:name="P74" style:parent-style-name="Standard" style:family="paragraph">
      <style:paragraph-properties fo:margin-top="0.1652in"/>
    </style:style>
    <style:style style:name="T75" style:parent-style-name="Standardnípísmoodstavce" style:family="text">
      <style:text-properties fo:color="#000000"/>
    </style:style>
    <style:style style:name="T76" style:parent-style-name="Standardnípísmoodstavce" style:family="text">
      <style:text-properties fo:color="#000000"/>
    </style:style>
    <style:style style:name="T77" style:parent-style-name="Standardnípísmoodstavce" style:family="text">
      <style:text-properties fo:color="#000000"/>
    </style:style>
  </office:automatic-styles>
  <office:body>
    <office:text text:use-soft-page-breaks="true">
      <text:h text:style-name="P1" text:outline-level="1"><text:span text:style-name="T2">Karel Havlíček Borovský</text:span><text:span text:style-name="T3"><text:s/>–<text:s/></text:span><text:span text:style-name="T4">Král Lávra</text:span></text:h>
      <text:p text:style-name="P5">Informace ke knize</text:p>
      <text:p text:style-name="Textbody">literární druh:<text:s/><text:span text:style-name="T6">epika</text:span></text:p>
      <text:p text:style-name="Textbody">literární žánr:<text:s/><text:span text:style-name="T7">satirická veršovaná skladba</text:span></text:p>
      <text:p text:style-name="Textbody">literární forma:<text:s/><text:span text:style-name="T8">poezie</text:span></text:p>
      <text:p text:style-name="Textbody">téma: Strach z posměchu za vzhled.</text:p>
      <text:p text:style-name="Textbody">Kdy: -</text:p>
      <text:p text:style-name="Textbody">kde:<text:s/><text:span text:style-name="T9">Irsko</text:span></text:p>
      <text:p text:style-name="Textbody">kompozice: Chronologická</text:p>
      <text:p text:style-name="Textbody">způsob vyprávění: er-forma</text:p>
      <text:p text:style-name="Textbody">charakteristika postav:</text:p>
      <text:list text:style-name="LFO1" text:continue-numbering="true">
        <text:list-item>
          <text:p text:style-name="P10"><text:span text:style-name="T11">Král Lávra– hodný, dobromyslný, bojí se posměch za oslí uši</text:span>, 1x za rok popraví holiče</text:p>
        </text:list-item>
        <text:list-item>
          <text:p text:style-name="P12"><text:span text:style-name="T13">Kukulín – poctivý, holič, syn vdovy</text:span>, tíží ho královo tajemství (řekl ho vrbě)</text:p>
        </text:list-item>
        <text:list-item>
          <text:p text:style-name="P14"><text:span text:style-name="T15">Červíček –<text:s/></text:span>muzikant, jehož basa vyzradí tajemství na bále, neboť měl smyčec z vrby</text:p>
        </text:list-item>
      </text:list>
      <text:p text:style-name="Textbody">á skladba, personifikace, ironie, alegorie</text:p>
      <text:p text:style-name="Textbody">jazykové prostředky:<text:s/></text:p>
      <text:p text:style-name="P16"><text:span text:style-name="T17">Spisovný jazyk a archaismy</text:span></text:p>
      <text:list text:style-name="LFO7" text:continue-numbering="true">
        <text:list-item>
          <text:list>
            <text:list-item>
              <text:p text:style-name="P18">Používání spisovné češtiny s občasnými archaismy dodává textu historický tón.</text:p>
            </text:list-item>
          </text:list>
        </text:list-item>
      </text:list>
      <text:p text:style-name="P19"><text:span text:style-name="T20">Veršovaná forma</text:span></text:p>
      <text:list text:style-name="LFO7" text:continue-numbering="true">
        <text:list-item>
          <text:list>
            <text:list-item>
              <text:p text:style-name="P21">Báseň je psána ve čtyřveršových strofách s pravidelným rýmem, což zvyšuje její rytmičnost.</text:p>
            </text:list-item>
          </text:list>
        </text:list-item>
      </text:list>
      <text:p text:style-name="P22"><text:span text:style-name="T23">Ironie a sarkasmus</text:span></text:p>
      <text:list text:style-name="LFO7" text:continue-numbering="true">
        <text:list-item>
          <text:list>
            <text:list-item>
              <text:p text:style-name="P24">Hojné využívání ironie a sarkasmu k zesílení satirické kritiky.</text:p>
            </text:list-item>
          </text:list>
        </text:list-item>
      </text:list>
      <text:p text:style-name="P25"><text:span text:style-name="T26">Personifikace a přirovnání</text:span></text:p>
      <text:list text:style-name="LFO7" text:continue-numbering="true">
        <text:list-item>
          <text:list>
            <text:list-item>
              <text:p text:style-name="P27">Oživují text a zvyšují jeho obraznost, například přirovnání poddaných k ovcím.</text:p>
            </text:list-item>
          </text:list>
        </text:list-item>
      </text:list>
      <text:p text:style-name="P28"><text:span text:style-name="T29">Symboly a metafory</text:span></text:p>
      <text:list text:style-name="LFO7" text:continue-numbering="true">
        <text:list-item>
          <text:list>
            <text:list-item>
              <text:p text:style-name="P30">Královy oslí uši symbolizují hloupost a tyranii, holič symbolizuje bezmocnost obyčejných lidí.</text:p>
            </text:list-item>
          </text:list>
        </text:list-item>
      </text:list>
      <text:p text:style-name="P31">Kontext díla</text:p>
      <text:p text:style-name="P32">Karel Havlíček Borovský</text:p>
      <text:p text:style-name="Standard">život:<text:tab/></text:p>
      <text:p text:style-name="Standard"><text:tab/>Čech</text:p>
      <text:list text:style-name="LFO2" text:continue-numbering="true">
        <text:list-item>
          <text:p text:style-name="P33">novinář, spisovatel, vlastenec a politik</text:p>
        </text:list-item>
        <text:list-item>
          <text:p text:style-name="P34"><text:span text:style-name="T35">hrdina – bojoval za názory lidí</text:span><text:s/>(proti církvi a politice)</text:p>
        </text:list-item>
        <text:list-item>
          <text:p text:style-name="P36">Borovský je odvozen od místa narození (Borová)</text:p>
        </text:list-item>
        <text:list-item>
          <text:p text:style-name="P37">založil Národní noviny, po zastavení vydával v Kutné Hoře týdeník Slovan</text:p>
        </text:list-item>
        <text:list-item>
          <text:p text:style-name="P38"><text:span text:style-name="T39">základy moderní žurnalistiky</text:span><text:s/>[Pražské noviny, časopis Slovan – redaktor; Národní noviny – zakladatel (Příloha skřítek – kritické texty)]</text:p>
        </text:list-item>
        <text:list-item>
          <text:p text:style-name="P40">největší kritik soudobé společnosti</text:p>
        </text:list-item>
        <text:list-item>
          <text:p text:style-name="P41">1851 deportován do Brixenu – bez soudního rozhodnutí, ale na doporučení A.Bacha – psal zde texty, byl pod stálým dohledem, v ČR měl ženu a dceru – 1855 povolen návrat z důvodu nemoci – žena po smrti – 1856 <text:s/>umírá</text:p>
        </text:list-item>
        <text:list-item>
          <text:p text:style-name="P42">jeho pohřeb = demonstrace – B. Němcová pokládá na hro trnovou korunu</text:p>
        </text:list-item>
        <text:list-item>
          <text:p text:style-name="P43">politicky tzv. Druhá generace národních buditelů</text:p>
        </text:list-item>
      </text:list>
      <text:p text:style-name="Standard"/>
      <text:p text:style-name="Standard">další díla:</text:p>
      <text:list text:style-name="LFO3" text:continue-numbering="true">
        <text:list-item>
          <text:p text:style-name="P44">Obrazy z Rus</text:p>
        </text:list-item>
        <text:list-item>
          <text:p text:style-name="P45">Epigramy</text:p>
        </text:list-item>
      </text:list>
      <text:p text:style-name="Standard">literární kontext:</text:p>
      <text:p text:style-name="P46">Realismus</text:p>
      <text:list text:style-name="LFO4" text:continue-numbering="true">
        <text:list-item>
          <text:p text:style-name="P47">2. polovina 19. stol.</text:p>
        </text:list-item>
        <text:list-item>
          <text:p text:style-name="P48">„realis“ = skutečný → realita, skutečnost</text:p>
        </text:list-item>
        <text:list-item>
          <text:p text:style-name="P49"><text:span text:style-name="T50">průmyslová revoluce</text:span>:</text:p>
          <text:list text:continue-numbering="true">
            <text:list-item>
              <text:p text:style-name="P51">rozvoj vědy a hospodářství</text:p>
            </text:list-item>
            <text:list-item>
              <text:p text:style-name="P52"><text:span text:style-name="T53">vzrůst lidského sebevědomí</text:span></text:p>
            </text:list-item>
            <text:list-item>
              <text:p text:style-name="P54">rozdíly mezi bohatými a chudými</text:p>
            </text:list-item>
          </text:list>
        </text:list-item>
        <text:list-item>
          <text:p text:style-name="P55">znaky:</text:p>
          <text:list text:continue-numbering="true">
            <text:list-item>
              <text:p text:style-name="P56">podat celkový a pravdivý obraz společnosti</text:p>
            </text:list-item>
            <text:list-item>
              <text:p text:style-name="P57">kritika nedostatků společnosti</text:p>
            </text:list-item>
            <text:list-item>
              <text:p text:style-name="P58">autor nebývá součástí díla</text:p>
            </text:list-item>
            <text:list-item>
              <text:p text:style-name="P59"><text:span text:style-name="T60">hl. hrdina se vyvíjí (mění se)</text:span><text:s/>= typizace = na jednotlivci jsou zobrazeny vlastnosti shodné s větší skupinou lidí</text:p>
            </text:list-item>
            <text:list-item>
              <text:p text:style-name="P61">romány, divadelní hry</text:p>
            </text:list-item>
          </text:list>
        </text:list-item>
      </text:list>
      <text:p text:style-name="P62">Naturalismus</text:p>
      <text:list text:style-name="LFO5" text:continue-numbering="true">
        <text:list-item>
          <text:p text:style-name="P63">krajní směr realismus</text:p>
        </text:list-item>
        <text:list-item>
          <text:p text:style-name="P64">člověk je ovlivněn:</text:p>
          <text:list text:continue-numbering="true">
            <text:list-item>
              <text:p text:style-name="P65">geneticky/dědičně</text:p>
            </text:list-item>
            <text:list-item>
              <text:p text:style-name="P66">prostředím</text:p>
            </text:list-item>
            <text:list-item>
              <text:p text:style-name="P67">výchovou</text:p>
            </text:list-item>
          </text:list>
        </text:list-item>
      </text:list>
      <text:p text:style-name="Standard">další autoři:</text:p>
      <text:list text:style-name="LFO6" text:continue-numbering="true">
        <text:list-item>
          <text:p text:style-name="P68"><text:span text:style-name="T69">Božena Němcová<text:s/></text:span>→ Divá Bára, Babička</text:p>
        </text:list-item>
        <text:list-item>
          <text:p text:style-name="P70"><text:span text:style-name="T71">Charles Dickens</text:span><text:s/>→ Oliver Twist</text:p>
        </text:list-item>
        <text:list-item>
          <text:p text:style-name="P72"><text:span text:style-name="T73">Émile Zola</text:span><text:s/>→ Zabiják</text:p>
        </text:list-item>
      </text:list>
      <text:p text:style-name="P74">Děj:<text:s/><text:span text:style-name="T75"><office:annotation><dc:date>2022-09-26T18:21:00</dc:date><text:p text:style-name="Normální">&lt;!--StartFragment--&gt;</text:p></office:annotation></text:span><text:span text:style-name="T76">Král Lávra je dobromyslný a poddanými oblíbený irský král s jedinou špatnou vlastností - každý rok se nechá pouze jednou ostříhat a svého holiče potom nechá pověsti. Nikdo neví, proč to král dělá, a jinak velmi oblíbenému panovníkovi je to ostře vytýkáno. Jednou je za královského lazebníka vybrán Kukulín, syn dobré vdovy. Vdova se za svého jediného syna postaví a přemlouvá krále, aby ho nenechal popravit. Dobrosrdečný Lávra souhlasí a ustanoví Kukulína svým osobním holičem pod podmínkou, že nikomu neprozradí to, co pokaždé, když Lávru stříhá, vidí na královské hlavě. Kukulína ale tajemství pálí, a tak ho pošeptá alespoň do dutiny staré vrby. Naneštěstí si z této vrby vyrobí smyčec jeden muzikant, jenž hraje na zámku u krále Lávry. Při plese zpívající basa vyzradí, že Lávra pod vlasy skrývá oslí uši. Nejprve je z toho velké pozdvižení, ale pak si poddaní uvědomí, že je to jediná vada, a není zase tak hrozná, a tak Lávra od té doby může nosit své oslí uši beze studu viditelně a veřejně.</text:span><text:span text:style-name="T77"><office:annotation><dc:date>2022-09-26T18:21:00</dc:date><text:p text:style-name="Normální">&lt;!--EndFragment--&gt;</text:p></office:annotation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s" fo:country="CZ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paragraph-properties fo:text-align="center" fo:margin-top="0.1652in" fo:margin-bottom="0.1652in" fo:margin-left="0.2993in" fo:text-indent="-0.2993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ázevhlavníkapitoly" style:display-name="Název hlavní kapitoly" style:family="paragraph" style:parent-style-name="Standard">
      <style:paragraph-properties fo:margin-top="0.1965in"/>
      <style:text-properties fo:font-weight="bold" style:font-weight-asian="bold" fo:hyphenate="false"/>
    </style:style>
    <style:style style:name="Názevtextu" style:display-name="Název textu" style:family="paragraph" style:parent-style-name="Názevhlavníkapitoly">
      <style:paragraph-properties fo:text-align="center" fo:margin-top="0in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Textkomentáře" style:display-name="Text komentáře" style:family="paragraph" style:parent-style-name="Normální">
      <style:text-properties fo:font-size="10pt" style:font-size-asian="10pt" style:font-size-complex="9pt" fo:hyphenate="false"/>
    </style:style>
    <style:style style:name="TextkomentářeChar" style:display-name="Text komentáře Char" style:family="text" style:parent-style-name="Standardnípísmoodstavce">
      <style:text-properties fo:font-size="10pt" style:font-size-asian="10pt" style:font-size-complex="9pt"/>
    </style:style>
    <style:style style:name="Odkaznakomentář" style:display-name="Odkaz na komentář" style:family="text" style:parent-style-name="Standardnípísmoodstavce">
      <style:text-properties fo:font-size="8pt" style:font-size-asian="8pt" style:font-size-complex="8pt"/>
    </style:style>
    <style:style style:name="Normálníweb" style:display-name="Normální (web)" style:family="paragraph" style:parent-style-name="Normální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quidizer .</dc:creator>
    <meta:creation-date>2014-10-27T16:02:00Z</meta:creation-date>
    <dc:date>2024-05-19T18:50:00Z</dc:date>
    <meta:template xlink:href="Normal.dotm" xlink:type="simple"/>
    <meta:editing-cycles>20</meta:editing-cycles>
    <meta:editing-duration>PT8220S</meta:editing-duration>
    <meta:document-statistic meta:page-count="3" meta:paragraph-count="7" meta:word-count="531" meta:character-count="3551" meta:row-count="25" meta:non-whitespace-character-count="3027"/>
  </office:meta>
</office:document-meta>
</file>